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Helvetica, sans-serif"/>
    <style:font-face style:name="Arial1" svg:font-family="Arial, Tahoma, Helvetica, FreeSans, sans-serif"/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 style:list-style-name="L1">
      <style:paragraph-properties fo:margin-left="0cm" fo:margin-right="0cm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111111"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bold"/>
    </style:style>
    <style:style style:name="T4" style:family="text">
      <style:text-properties fo:font-variant="normal" fo:text-transform="none" fo:color="#ff0000" fo:letter-spacing="normal" fo:font-style="normal" fo:font-weight="normal"/>
    </style:style>
    <style:style style:name="T5" style:family="text">
      <style:text-properties fo:font-variant="normal" fo:text-transform="none" fo:color="#ff0000" style:font-name="Arial2" fo:font-size="9.75pt" fo:letter-spacing="normal" fo:font-style="normal" fo:font-weight="bold"/>
    </style:style>
    <style:style style:name="T6" style:family="text">
      <style:text-properties fo:font-variant="normal" fo:text-transform="none" fo:color="#800000" fo:letter-spacing="normal" fo:font-style="normal" fo:font-weight="normal"/>
    </style:style>
    <style:style style:name="T7" style:family="text">
      <style:text-properties fo:font-variant="normal" fo:text-transform="none" fo:color="#800000" style:font-name="Arial2" fo:font-size="9.75pt" fo:letter-spacing="normal" fo:font-style="normal" fo:font-weight="bold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style:font-name="Arial2" fo:font-size="9.75pt" fo:letter-spacing="normal" fo:font-style="normal" fo:font-weight="bold"/>
    </style:style>
    <style:style style:name="T10" style:family="text">
      <style:text-properties fo:font-variant="normal" fo:text-transform="none" style:font-name="Arial2" fo:font-size="9.75pt" fo:letter-spacing="normal" fo:font-style="normal" fo:font-weight="bold"/>
    </style:style>
    <style:style style:name="T11" style:family="text">
      <style:text-properties fo:font-variant="normal" fo:text-transform="none" fo:font-size="9.75pt" fo:letter-spacing="normal" fo:font-style="normal" fo:font-weight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Sistemas Conectados</text:p>
      <text:p text:style-name="P1"/>
      <text:p text:style-name="P1"><text:s/><text:span text:style-name="T2">1.¿Dónde ubicaría su instalación de distribución principal de red, teniendo en cuenta la seguridad?</text:span></text:p>
      <text:p text:style-name="P1"><text:span text:style-name="T2"/></text:p>
      <text:p text:style-name="P1"><text:span text:style-name="T2">Nosotros ubicariamos el dispositivo principal de red en la sala numero 7 por las siguientes características:</text:span></text:p>
      <text:p text:style-name="P1"><text:span text:style-name="T2"/></text:p>
      <text:list xml:id="list674637677774268525" text:style-name="L1">
        <text:list-item>
          <text:p text:style-name="P2"><text:span text:style-name="T2">Es una sala amplia con espacio suficiente para la instalacion de todos los dispositivos.</text:span></text:p>
        </text:list-item>
        <text:list-item>
          <text:p text:style-name="P2"><text:span text:style-name="T2">Es de facil acceso, ya que no se encuentra dentro de otra sala.</text:span></text:p>
        </text:list-item>
        <text:list-item>
          <text:p text:style-name="P2"><text:span text:style-name="T2">Esta alejada de los baños, por lo que las tuberias no serian un problema ya que son de cobre <text:tab/>y evitamos el riego de agua</text:span></text:p>
        </text:list-item>
      </text:list>
      <text:p text:style-name="P1"><text:span text:style-name="T2"/></text:p>
      <text:p text:style-name="P1"><text:span text:style-name="T2">2.¿Cuántos dispositivos intermediarios utilizaría y dónde los ubicaría?</text:span></text:p>
      <text:p text:style-name="P1"><text:span text:style-name="T2"/></text:p>
      <text:p text:style-name="P1"><text:span text:style-name="T2">Como dispositivos intermediarios utilizariamos 2 switches en la sala 7 para poder interconectar todos los sistemas cercanos a la sala principal a traves de cables,los cuales serian los ubicados en las salas 5, 6, 8 ya que nos proporcionarian mayor estabilidad que una conexion inalámbrica, además instalariamos un router para conectar a traves de repetidores todos aquellos sistemas que se encuentren más alejados.</text:span></text:p>
      <text:p text:style-name="P1"/>
      <text:p text:style-name="P1"><text:span text:style-name="T2">Para proporcionar una mayor estabilidad, instalariamos dos repetidores wifi en las salas 3 y 10 a los cuales les conectatiamos el resto de sistemas. A la sala 3 conectariamos los sistemas de las salas 1, 2, 4 y a la sala 10 conectariamos los sistemas de las salas 9, 11, 12.</text:span></text:p>
      <text:p text:style-name="P1"><text:span text:style-name="T2"/></text:p>
      <text:p text:style-name="P1"><text:span text:style-name="T2">3.¿Qué tipo de cableado utilizaría (UTP, STP, tecnología inalámbrica, fibra óptica, etc.) y dónde se ubicarían los puertos?</text:span></text:p>
      <text:p text:style-name="P1"><text:span text:style-name="T2"/></text:p>
      <text:p text:style-name="P1"><text:span text:style-name="T2">Utilizariamos cables de fibra optica para conectar los sistemas a los switches consiguiendo asi mayor velocidad y estabilidad y conexiones inalambricas en caso de conectar los sistemas a los repetidores.</text:span></text:p>
      <text:p text:style-name="P1"><text:span text:style-name="T2"/></text:p>
      <text:p text:style-name="P4"><text:span text:style-name="T1">La sala de la red central necesitaría más de un puerto de red, ya que se encarga de las conexiones internas (LAN) y de las conexiones externas (WAN).</text:span><text:span text:style-name="T1"> </text:span></text:p>
      <text:p text:style-name="P4"><text:span text:style-name="T1"/></text:p>
      <text:p text:style-name="P1"><text:span text:style-name="T2">4.¿Qué tipos de dispositivos finales utilizaría (conectados por cable, inalámbricos, computadoras portátiles, computadoras de escritorio, tablet PC, etc.)?</text:span></text:p>
      <text:p text:style-name="P1"><text:span text:style-name="T2"/></text:p>
      <text:p text:style-name="P1"><text:span text:style-name="T2">Conectariamos los dispositivos de las salas 4, 5, 6, <text:s/>y <text:s/>8 a traves de cables a los switches y ademas </text:span></text:p>
      <text:p text:style-name="P1"><text:span text:style-name="T2">en las salas inferiores cercanas a los repetidores conectariamos a estos el resto de sistemas.</text:span></text:p>
      <text:p text:style-name="P1"><text:span text:style-name="T2"/></text:p>
      <text:p text:style-name="P1"><text:span text:style-name="T2">Entre las distintas salas utilizariamos una red WAN para conectar las salas entre si, y en cada sala utilizariamos una red LAN.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Helvetica, sans-serif"/>
    <style:font-face style:name="Arial1" svg:font-family="Arial, Tahoma, Helvetica, FreeSans, sans-serif"/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1M54S</meta:editing-duration>
    <meta:editing-cycles>5</meta:editing-cycles>
    <meta:generator>OpenOffice/4.1.7$Win32 OpenOffice.org_project/417m1$Build-9800</meta:generator>
    <dc:date>2022-03-16T14:09:08.10</dc:date>
    <dc:creator>javier loureiro</dc:creator>
    <meta:document-statistic meta:table-count="0" meta:image-count="0" meta:object-count="0" meta:page-count="1" meta:paragraph-count="16" meta:word-count="360" meta:character-count="2215"/>
    <meta:user-defined meta:name="Info 1"/>
    <meta:user-defined meta:name="Info 2"/>
    <meta:user-defined meta:name="Info 3"/>
    <meta:user-defined meta:name="Info 4"/>
  </office:meta>
</office:document-meta>
</file>